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outline1">
      <style:graphic-properties fo:min-height="13.859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Matthew Du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ourne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Java, Java Script, HTML, CSS</text:p>
              </text:list-item>
              <text:list-item>
                <text:p>MySQL</text:p>
              </text:list-item>
              <text:list-item>
                <text:p>Maven</text:p>
              </text:list-item>
              <text:list-item>
                <text:p>Mockito</text:p>
              </text:list-item>
              <text:list-item>
                <text:p>Lombok</text:p>
              </text:list-item>
              <text:list-item>
                <text:p>Springb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 branch</text:p>
              </text:list-item>
              <text:list-item>
                <text:p>Feature branches</text:p>
              </text:list-item>
              <text:list-item>
                <text:p>Commi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ing<text:line-break/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vc</text:p>
              </text:list-item>
              <text:list-item>
                <text:p>Mockito</text:p>
              </text:list-item>
              <text:list-item>
                <text:p>JUnit</text:p>
              </text:list-item>
              <text:list-item>
                <text:p>Unit testing</text:p>
              </text:list-item>
              <text:list-item>
                <text:p>Integration test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t Re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nly one Sprint</text:p>
              </text:list-item>
              <text:list-item>
                <text:p>Completed optional ai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joyed JS, HTML less so CSS</text:p>
              </text:list-item>
              <text:list-item>
                <text:p>Completed optional aims</text:p>
              </text:list-item>
              <text:list-item>
                <text:p>Found it easier than first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Duck</meta:initial-creator>
    <meta:creation-date>2022-05-12T18:54:29.83</meta:creation-date>
    <meta:editing-duration>PT1H26M4S</meta:editing-duration>
    <meta:editing-cycles>13</meta:editing-cycles>
    <meta:generator>OpenOffice/4.1.6$Win32 OpenOffice.org_project/416m1$Build-9790</meta:generator>
    <dc:date>2022-06-06T12:57:08.96</dc:date>
    <dc:creator>Matthew Duck</dc:creator>
    <meta:document-statistic meta:object-count="45"/>
  </office:meta>
</office:document-meta>
</file>